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3A800003BA348201080.svm"/>
  <manifest:file-entry manifest:media-type="" manifest:full-path="Pictures/2000000700007C5600003A663252788A.svm"/>
  <manifest:file-entry manifest:media-type="" manifest:full-path="Pictures/2000000700007A4500003BA3603A55A3.svm"/>
  <manifest:file-entry manifest:media-type="" manifest:full-path="Pictures/200000070000723500003B3AE71B85C7.svm"/>
  <manifest:file-entry manifest:media-type="" manifest:full-path="Pictures/200000070000747C00003BD8A0BC03ED.svm"/>
  <manifest:file-entry manifest:media-type="" manifest:full-path="Pictures/2000000700007CD900003E53B003FAA1.svm"/>
  <manifest:file-entry manifest:media-type="" manifest:full-path="Pictures/2000000700007A2900003B054A09EA81.svm"/>
  <manifest:file-entry manifest:media-type="" manifest:full-path="Pictures/200000070000751A00003EF2824083B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Тестовый пример 1.</text:p>
      <text:p text:style-name="P1">3 <text:span text:style-name="T1">узла. </text:span></text:p>
      <text:p text:style-name="P1"><draw:frame draw:style-name="fr1" draw:name="Графический объект1" text:anchor-type="paragraph" svg:x="0.235cm" svg:y="1.051cm" svg:width="17cm" svg:height="9.137cm" draw:z-index="0"><draw:image xlink:href="Pictures/200000070000751A00003EF2824083BA.svm" xlink:type="simple" xlink:show="embed" xlink:actuate="onLoad"/></draw:frame><text:span text:style-name="T1">Равномерная сетка.</text:span></text:p>
      <text:p text:style-name="P2"><draw:frame draw:style-name="fr1" draw:name="Графический объект2" text:anchor-type="paragraph" svg:x="0.148cm" svg:y="10.612cm" svg:width="17cm" svg:height="8.765cm" draw:z-index="1"><draw:image xlink:href="Pictures/20000007000073A800003BA348201080.svm" xlink:type="simple" xlink:show="embed" xlink:actuate="onLoad"/></draw:frame>Чебышевская сетка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Тестовый пример 2.</text:p>
      <text:p text:style-name="P2">6 УЗЛОВ.</text:p>
      <text:p text:style-name="P2"><text:s/>Равномерная сетка.</text:p>
      <text:p text:style-name="P2"><draw:frame draw:style-name="fr2" draw:name="Графический объект4" text:anchor-type="paragraph" svg:width="17cm" svg:height="8.213cm" draw:z-index="3"><draw:image xlink:href="Pictures/2000000700007A2900003B054A09EA81.svm" xlink:type="simple" xlink:show="embed" xlink:actuate="onLoad"/></draw:frame></text:p>
      <text:p text:style-name="P2"><draw:frame draw:style-name="fr1" draw:name="Графический объект3" text:anchor-type="paragraph" svg:x="0.445cm" svg:y="0.75cm" svg:width="17cm" svg:height="8.486cm" draw:z-index="2"><draw:image xlink:href="Pictures/2000000700007CD900003E53B003FAA1.svm" xlink:type="simple" xlink:show="embed" xlink:actuate="onLoad"/></draw:frame>Чебышевская сетк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Тестовый пример <text:span text:style-name="T2">3.</text:span></text:p>
      <text:p text:style-name="P1">8 <text:span text:style-name="T1">узлов.</text:span></text:p>
      <text:p text:style-name="P1"><draw:frame draw:style-name="fr1" draw:name="Графический объект5" text:anchor-type="paragraph" svg:x="0.268cm" svg:y="0.961cm" svg:width="17cm" svg:height="7.985cm" draw:z-index="4"><draw:image xlink:href="Pictures/2000000700007C5600003A663252788A.svm" xlink:type="simple" xlink:show="embed" xlink:actuate="onLoad"/></draw:frame><text:span text:style-name="T1">Равномерная сетка.</text:span></text:p>
      <text:p text:style-name="P2">Чебышевская сетка.</text:p>
      <text:p text:style-name="P2"><draw:frame draw:style-name="fr2" draw:name="Графический объект6" text:anchor-type="paragraph" svg:width="17cm" svg:height="8.29cm" draw:z-index="5"><draw:image xlink:href="Pictures/2000000700007A4500003BA3603A55A3.svm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Тестовый пример <text:span text:style-name="T2">4.</text:span></text:p>
      <text:p text:style-name="P1">5 <text:span text:style-name="T1">узлов.</text:span></text:p>
      <text:p text:style-name="P1"><text:span text:style-name="T1">Равномерная сетка.</text:span></text:p>
      <text:p text:style-name="P1"><draw:frame draw:style-name="fr2" draw:name="Графический объект8" text:anchor-type="paragraph" svg:width="17cm" svg:height="8.733cm" draw:z-index="7"><draw:image xlink:href="Pictures/200000070000747C00003BD8A0BC03ED.svm" xlink:type="simple" xlink:show="embed" xlink:actuate="onLoad"/></draw:frame><text:span text:style-name="T1"/></text:p>
      <text:p text:style-name="P2">Чебышевская сетка.</text:p>
      <text:p text:style-name="P2"><draw:frame draw:style-name="fr2" draw:name="Графический объект7" text:anchor-type="paragraph" svg:width="17cm" svg:height="8.832cm" draw:z-index="6"><draw:image xlink:href="Pictures/200000070000723500003B3AE71B85C7.svm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офей Разумов</meta:initial-creator>
    <meta:creation-date>2017-11-09T22:44:00.16</meta:creation-date>
    <meta:document-statistic meta:table-count="0" meta:image-count="8" meta:object-count="0" meta:page-count="4" meta:paragraph-count="16" meta:word-count="36" meta:character-count="248"/>
    <dc:date>2017-11-09T23:25:49.71</dc:date>
    <dc:creator>Тимофей Разумов</dc:creator>
    <meta:editing-duration>PT10M25S</meta:editing-duration>
    <meta:editing-cycles>1</meta:editing-cycles>
    <meta:generator>OpenOffice/4.1.3$Win32 OpenOffice.org_project/413m1$Build-9783</meta:generator>
  </office:meta>
</office:document-meta>
</file>